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Verdana, Verdana" svg:font-family="Verdana, Verdana" style:font-family-generic="swiss"/>
    <style:font-face style:name="Mangal" svg:font-family="Mangal" style:font-family-generic="roman" style:font-pitch="variable" svg:panose-1="2 4 5 3 5 2 3 3 2 2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5">
      <text:list-level-style-bullet text:level="1" text:style-name="WW_CharLFO1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24pt" style:font-size-asian="24pt" style:font-size-complex="24pt"/>
    </style:style>
    <style:style style:name="P33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24pt" style:font-size-asian="24pt" style:font-size-complex="24pt"/>
    </style:style>
    <style:style style:name="P34" style:parent-style-name="Textbody" style:family="paragraph">
      <style:text-properties style:font-name="Times New Roman" fo:font-size="12pt" style:font-size-asian="12pt" style:font-size-complex="12pt"/>
    </style:style>
    <style:style style:name="T35" style:parent-style-name="Fonteparág.padrão" style:family="text">
      <style:text-properties style:font-name="Times New Roman"/>
    </style:style>
    <style:style style:name="T36" style:parent-style-name="Fonteparág.padrão" style:family="text">
      <style:text-properties style:font-name="Times New Roman"/>
    </style:style>
    <style:style style:name="P37" style:parent-style-name="Standard" style:family="paragraph">
      <style:text-properties style:font-name="Times New Roman"/>
    </style:style>
    <style:style style:name="P38" style:parent-style-name="Textbody" style:family="paragraph">
      <style:text-properties style:font-name="Times New Roman" fo:font-size="12pt" style:font-size-asian="12pt" style:font-size-complex="12pt"/>
    </style:style>
    <style:style style:name="P39" style:parent-style-name="Textbody" style:family="paragraph">
      <style:paragraph-properties fo:margin-left="0.5312in" fo:text-indent="-0.25in">
        <style:tab-stops/>
      </style:paragraph-properties>
    </style:style>
    <style:style style:name="T40" style:parent-style-name="Fonteparág.padrão" style:family="text">
      <style:text-properties fo:font-size="12pt" style:font-size-asian="12pt" style:font-size-complex="12pt"/>
    </style:style>
    <style:style style:name="T41" style:parent-style-name="Fonteparág.padrão" style:family="text">
      <style:text-properties style:font-name="Times New Roman" fo:font-size="12pt" style:font-size-asian="12pt" style:font-size-complex="12pt"/>
    </style:style>
    <style:style style:name="T42" style:parent-style-name="Fonteparág.padrão" style:family="text">
      <style:text-properties style:font-name="Times New Roman" fo:font-size="12pt" style:font-size-asian="12pt" style:font-size-complex="12pt"/>
    </style:style>
    <style:style style:name="P43" style:parent-style-name="Textbody" style:family="paragraph">
      <style:paragraph-properties fo:margin-left="1.0298in">
        <style:tab-stops/>
      </style:paragraph-properties>
    </style:style>
    <style:style style:name="T44" style:parent-style-name="Fonteparág.padrão" style:family="text">
      <style:text-properties style:font-name="Times New Roman" fo:font-size="12pt" style:font-size-asian="12pt" style:font-size-complex="12pt"/>
    </style:style>
    <style:style style:name="T45" style:parent-style-name="Fonteparág.padrão" style:family="text">
      <style:text-properties style:font-name="Times New Roman" fo:font-size="12pt" style:font-size-asian="12pt" style:font-size-complex="12pt"/>
    </style:style>
    <style:style style:name="T46" style:parent-style-name="Fonteparág.padrão" style:family="text">
      <style:text-properties style:font-name="Times New Roman" fo:font-size="12pt" style:font-size-asian="12pt" style:font-size-complex="12pt"/>
    </style:style>
    <style:style style:name="P47" style:parent-style-name="Textbody" style:family="paragraph">
      <style:paragraph-properties fo:text-align="justify" fo:margin-left="1.0298in">
        <style:tab-stops/>
      </style:paragraph-properties>
      <style:text-properties style:font-name="Times New Roman" fo:font-size="12pt" style:font-size-asian="12pt" style:font-size-complex="12pt"/>
    </style:style>
    <style:style style:name="P48" style:parent-style-name="Textbody" style:family="paragraph">
      <style:paragraph-properties fo:text-align="justify" fo:margin-left="1in" fo:text-indent="-0.25in">
        <style:tab-stops/>
      </style:paragraph-properties>
    </style:style>
    <style:style style:name="T49" style:parent-style-name="Fonteparág.padrão" style:family="text">
      <style:text-properties style:font-name="Times New Roman" fo:font-style="italic" style:font-style-asian="italic"/>
    </style:style>
    <style:style style:name="T50" style:parent-style-name="Fonteparág.padrão" style:family="text">
      <style:text-properties style:font-name="Times New Roman"/>
    </style:style>
    <style:style style:name="T51" style:parent-style-name="Fonteparág.padrão" style:family="text">
      <style:text-properties style:font-name="Times New Roman" fo:font-style="italic" style:font-style-asian="italic"/>
    </style:style>
    <style:style style:name="T52" style:parent-style-name="Fonteparág.padrão" style:family="text">
      <style:text-properties style:font-name="Times New Roman"/>
    </style:style>
    <style:style style:name="P53" style:parent-style-name="Textbody" style:family="paragraph">
      <style:paragraph-properties fo:text-indent="-0.25in"/>
      <style:text-properties style:font-name="Times New Roman" fo:font-size="12pt" style:font-size-asian="12pt" style:font-size-complex="12pt"/>
    </style:style>
    <style:style style:name="P54" style:parent-style-name="Textbody" style:family="paragraph">
      <style:paragraph-properties fo:text-align="justify" fo:text-indent="-0.125in"/>
    </style:style>
    <style:style style:name="T55" style:parent-style-name="Fonteparág.padrão" style:family="text">
      <style:text-properties style:font-name="Times New Roman" fo:font-size="12pt" style:font-size-asian="12pt" style:font-size-complex="12pt"/>
    </style:style>
    <style:style style:name="T56" style:parent-style-name="Fonteparág.padrão" style:family="text">
      <style:text-properties style:font-name="Times New Roman" fo:font-size="12pt" style:font-size-asian="12pt" style:font-size-complex="12pt"/>
    </style:style>
    <style:style style:name="P57" style:parent-style-name="Textbody" style:family="paragraph">
      <style:paragraph-properties fo:text-align="justify" fo:text-indent="-0.125in"/>
      <style:text-properties style:font-name="Times New Roman" fo:font-size="12pt" style:font-size-asian="12pt" style:font-size-complex="12pt"/>
    </style:style>
    <style:style style:name="P58" style:parent-style-name="Standard" style:family="paragraph">
      <style:paragraph-properties fo:margin-left="0.984in" fo:text-indent="-0.0229in">
        <style:tab-stops>
          <style:tab-stop style:type="left" style:position="1.0187in"/>
        </style:tab-stops>
      </style:paragraph-properties>
      <style:text-properties style:font-name="Times New Roman"/>
    </style:style>
    <style:style style:name="P59" style:parent-style-name="Standard" style:family="paragraph">
      <style:paragraph-properties fo:margin-left="0.984in" fo:text-indent="-0.0229in">
        <style:tab-stops>
          <style:tab-stop style:type="left" style:position="1.0187in"/>
        </style:tab-stops>
      </style:paragraph-properties>
      <style:text-properties style:font-name="Times New Roman"/>
    </style:style>
    <style:style style:name="P60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61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62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63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64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65" style:parent-style-name="Textbody" style:family="paragraph">
      <style:paragraph-properties fo:margin-left="0in">
        <style:tab-stops/>
      </style:paragraph-properties>
    </style:style>
    <style:style style:name="T66" style:parent-style-name="Fonteparág.padrão" style:family="text">
      <style:text-properties style:font-name="Times New Roman" fo:font-size="12pt" style:font-size-asian="12pt" style:font-size-complex="12pt"/>
    </style:style>
    <style:style style:name="T67" style:parent-style-name="Fonteparág.padrão" style:family="text">
      <style:text-properties style:font-name="Times New Roman" fo:font-size="12pt" style:font-size-asian="12pt" style:font-size-complex="12pt"/>
    </style:style>
    <style:style style:name="T68" style:parent-style-name="Fonteparág.padrão" style:family="text">
      <style:text-properties style:font-name="Times New Roman" fo:font-size="12pt" style:font-size-asian="12pt" style:font-size-complex="12pt"/>
    </style:style>
    <style:style style:name="T69" style:parent-style-name="Fonteparág.padrão" style:family="text">
      <style:text-properties style:font-name="Times New Roman" style:font-name-complex="Times New Roman" style:letter-kerning="false" fo:font-size="12pt" style:font-size-asian="12pt" style:font-size-complex="12pt"/>
    </style:style>
    <style:style style:name="T70" style:parent-style-name="Fonteparág.padrão" style:family="text">
      <style:text-properties style:font-name="Times New Roman" style:font-name-complex="Times New Roman" style:letter-kerning="false" fo:font-size="12pt" style:font-size-asian="12pt" style:font-size-complex="12pt"/>
    </style:style>
    <style:style style:name="P71" style:parent-style-name="Textbody" style:family="paragraph">
      <style:paragraph-properties fo:margin-left="0.9951in">
        <style:tab-stops/>
      </style:paragraph-properties>
    </style:style>
    <style:style style:name="T72" style:parent-style-name="Fonteparág.padrão" style:family="text">
      <style:text-properties style:font-name="Times New Roman" fo:font-size="12pt" style:font-size-asian="12pt" style:font-size-complex="12pt"/>
    </style:style>
    <style:style style:name="T73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74" style:parent-style-name="Fonteparág.padrão" style:family="text">
      <style:text-properties style:font-name="Arial" style:font-name-asian="Times New Roman" fo:font-size="11pt" style:font-size-asian="11pt" style:font-size-complex="11pt"/>
    </style:style>
    <style:style style:name="T75" style:parent-style-name="Fonteparág.padrão" style:family="text">
      <style:text-properties style:font-name="Arial" style:font-name-complex="Arial" fo:background-color="#FFFFFF"/>
    </style:style>
    <style:style style:name="P76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7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8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9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T80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81" style:parent-style-name="Fonteparág.padrão" style:family="text">
      <style:text-properties style:font-name="Times New Roman" style:font-name-asian="Tahoma" style:font-name-complex="Tahoma" fo:font-size="12pt" style:font-size-asian="12pt" style:font-size-complex="12pt"/>
    </style:style>
    <style:style style:name="T82" style:parent-style-name="Fonteparág.padrão" style:family="text">
      <style:text-properties style:font-name="Times New Roman" style:font-name-asian="Times New Roman" style:font-name-complex="Tahoma" fo:font-size="12pt" style:font-size-asian="12pt" style:font-size-complex="12pt"/>
    </style:style>
    <style:style style:name="P83" style:parent-style-name="Textbody" style:family="paragraph">
      <style:text-properties style:font-name="Times New Roman" style:font-name-asian="Tahoma" style:font-name-complex="Tahoma" fo:font-size="12pt" style:font-size-asian="12pt" style:font-size-complex="12pt"/>
    </style:style>
    <style:style style:name="P84" style:parent-style-name="Textbody" style:family="paragraph">
      <style:text-properties style:font-name="Times New Roman" style:font-name-asian="Tahoma" style:font-name-complex="Tahoma" fo:font-size="12pt" style:font-size-asian="12pt" style:font-size-complex="12pt"/>
    </style:style>
    <style:style style:name="P85" style:parent-style-name="Textbody" style:family="paragraph">
      <style:text-properties style:font-name="Times New Roman" style:font-name-asian="Tahoma" style:font-name-complex="Tahoma" fo:font-size="12pt" style:font-size-asian="12pt" style:font-size-complex="12pt"/>
    </style:style>
    <style:style style:name="P86" style:parent-style-name="Textbody" style:family="paragraph">
      <style:paragraph-properties fo:margin-left="0in">
        <style:tab-stops/>
      </style:paragraph-properties>
    </style:style>
    <style:style style:name="T87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88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89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90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91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92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93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94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P95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96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97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98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99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100" style:parent-style-name="Fonteparág.padrão" style:family="text">
      <style:text-properties style:font-name="Times New Roman"/>
    </style:style>
    <style:style style:name="T101" style:parent-style-name="Fonteparág.padrão" style:family="text">
      <style:text-properties style:font-name="Times New Roman" style:font-name-asian="Times New Roman"/>
    </style:style>
    <style:style style:name="T102" style:parent-style-name="Fonteparág.padrão" style:family="text">
      <style:text-properties style:font-name="Times New Roman"/>
    </style:style>
    <style:style style:name="T103" style:parent-style-name="Fonteparág.padrão" style:family="text">
      <style:text-properties style:font-name="Times New Roman" style:font-name-asian="Times New Roman"/>
    </style:style>
    <style:style style:name="T104" style:parent-style-name="Fonteparág.padrão" style:family="text">
      <style:text-properties style:font-name="Times New Roman"/>
    </style:style>
    <style:style style:name="T105" style:parent-style-name="Fonteparág.padrão" style:family="text">
      <style:text-properties style:font-name="Times New Roman" style:font-name-asian="Times New Roman"/>
    </style:style>
    <style:style style:name="T106" style:parent-style-name="Fonteparág.padrão" style:family="text">
      <style:text-properties style:font-name="Times New Roman" style:font-name-asian="Times New Roman" style:use-window-font-color="true"/>
    </style:style>
    <style:style style:name="T107" style:parent-style-name="Fonteparág.padrão" style:family="text">
      <style:text-properties style:font-name="Times New Roman" style:font-name-asian="Times New Roman"/>
    </style:style>
    <style:style style:name="P108" style:parent-style-name="Standard" style:family="paragraph">
      <style:text-properties style:font-name="Times New Roman"/>
    </style:style>
    <style:style style:name="P109" style:parent-style-name="Standard" style:family="paragraph">
      <style:text-properties style:font-name="Times New Roman"/>
    </style:style>
    <style:style style:name="P110" style:parent-style-name="Standard" style:family="paragraph">
      <style:text-properties style:font-name="Times New Roman"/>
    </style:style>
    <style:style style:name="P111" style:parent-style-name="Standard" style:family="paragraph">
      <style:paragraph-properties>
        <style:tab-stops>
          <style:tab-stop style:type="left" style:position="2.0138in"/>
        </style:tab-stops>
      </style:paragraph-properties>
      <style:text-properties style:font-name="Times New Roman"/>
    </style:style>
    <style:style style:name="P112" style:parent-style-name="Standard" style:family="paragraph">
      <style:text-properties style:font-name="Times New Roman"/>
    </style:style>
    <style:style style:name="P113" style:parent-style-name="Standard" style:family="paragraph">
      <style:text-properties style:font-name="Times New Roman"/>
    </style:style>
    <style:style style:name="P114" style:parent-style-name="Standard" style:family="paragraph">
      <style:text-properties style:font-name="Times New Roman"/>
    </style:style>
    <style:style style:name="P115" style:parent-style-name="Standard" style:family="paragraph">
      <style:text-properties style:font-name="Times New Roman"/>
    </style:style>
    <style:style style:name="P116" style:parent-style-name="Standard" style:family="paragraph">
      <style:text-properties style:font-name="Times New Roman"/>
    </style:style>
    <style:style style:name="P117" style:parent-style-name="Standard" style:family="paragraph">
      <style:text-properties style:font-name="Times New Roman"/>
    </style:style>
    <style:style style:name="P118" style:parent-style-name="Standard" style:family="paragraph">
      <style:text-properties style:font-name="Times New Roman"/>
    </style:style>
    <style:style style:name="P119" style:parent-style-name="Textbody" style:family="paragraph">
      <style:paragraph-properties fo:margin-left="1in" fo:text-indent="-0.25in">
        <style:tab-stops/>
      </style:paragraph-properties>
      <style:text-properties style:font-name="Times New Roman" fo:font-size="12pt" style:font-size-asian="12pt" style:font-size-complex="12pt"/>
    </style:style>
    <style:style style:name="P120" style:parent-style-name="Textbody" style:family="paragraph">
      <style:paragraph-properties fo:margin-bottom="0in" fo:line-height="100%"/>
    </style:style>
    <style:style style:name="T121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22" style:parent-style-name="Fonteparág.padrão" style:family="text">
      <style:text-properties style:font-name="Times New Roman" fo:font-size="12pt" style:font-size-asian="12pt" style:font-size-complex="12pt"/>
    </style:style>
    <style:style style:name="T123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24" style:parent-style-name="Fonteparág.padrão" style:family="text">
      <style:text-properties style:font-name="Times New Roman" fo:font-size="12pt" style:font-size-asian="12pt" style:font-size-complex="12pt"/>
    </style:style>
    <style:style style:name="P125" style:parent-style-name="Textbody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26" style:parent-style-name="Textbody" style:family="paragraph">
      <style:paragraph-properties fo:margin-bottom="0in" fo:line-height="100%"/>
    </style:style>
    <style:style style:name="T127" style:parent-style-name="Fonteparág.padrão" style:family="text">
      <style:text-properties style:font-name="Times New Roman" fo:font-size="12pt" style:font-size-asian="12pt" style:font-size-complex="12pt"/>
    </style:style>
    <style:style style:name="T128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P129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130" style:parent-style-name="Textbody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131" style:parent-style-name="Textbody" style:family="paragraph">
      <style:paragraph-properties fo:margin-bottom="0in" fo:line-height="100%" fo:margin-left="0.984in">
        <style:tab-stops/>
      </style:paragraph-properties>
    </style:style>
    <style:style style:name="T132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33" style:parent-style-name="Fonteparág.padrão" style:family="text">
      <style:text-properties style:font-name="Times New Roman" fo:font-size="12pt" style:font-size-asian="12pt" style:font-size-complex="12pt"/>
    </style:style>
    <style:style style:name="T134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35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36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37" style:parent-style-name="Fonteparág.padrão" style:family="text">
      <style:text-properties style:font-name="Times New Roman" fo:font-size="12pt" style:font-size-asian="12pt" style:font-size-complex="12pt"/>
    </style:style>
    <style:style style:name="T138" style:parent-style-name="Fonteparág.padrão" style:family="text">
      <style:text-properties style:font-name="Times New Roman" fo:font-size="12pt" style:font-size-asian="12pt" style:font-size-complex="12pt"/>
    </style:style>
    <style:style style:name="P139" style:parent-style-name="Textbody" style:family="paragraph">
      <style:paragraph-properties fo:margin-left="0in" fo:text-indent="-0.25in">
        <style:tab-stops/>
      </style:paragraph-properties>
      <style:text-properties style:font-name="Times New Roman" fo:font-size="12pt" style:font-size-asian="12pt" style:font-size-complex="12pt"/>
    </style:style>
    <style:style style:name="P140" style:parent-style-name="Textbody" style:family="paragraph">
      <style:paragraph-properties fo:margin-left="1.0069in" fo:text-indent="-0.0118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41" style:parent-style-name="Textbody" style:family="paragraph">
      <style:paragraph-properties fo:margin-left="1in" fo:text-indent="-0.0048in">
        <style:tab-stops/>
      </style:paragraph-properties>
      <style:text-properties style:font-name="Times New Roman" fo:font-size="12pt" style:font-size-asian="12pt" style:font-size-complex="12pt"/>
    </style:style>
    <style:style style:name="P142" style:parent-style-name="Textbody" style:family="paragraph">
      <style:paragraph-properties fo:text-align="justify" fo:margin-left="0in" fo:text-indent="-0.125in">
        <style:tab-stops/>
      </style:paragraph-properties>
      <style:text-properties style:font-name="Times New Roman" fo:font-size="12pt" style:font-size-asian="12pt" style:font-size-complex="12pt"/>
    </style:style>
    <style:style style:name="P143" style:parent-style-name="Textbody" style:family="paragraph">
      <style:paragraph-properties fo:margin-left="1in">
        <style:tab-stops/>
      </style:paragraph-properties>
      <style:text-properties style:font-name="Times New Roman" fo:font-size="12pt" style:font-size-asian="12pt" style:font-size-complex="12pt"/>
    </style:style>
    <style:style style:name="P144" style:parent-style-name="Textbody" style:family="paragraph">
      <style:paragraph-properties fo:text-indent="-0.25in"/>
      <style:text-properties style:font-name="Times New Roman" style:font-name-asian="Times New Roman" style:font-name-complex="Times New Roman" style:use-window-font-color="true" fo:font-size="12pt" style:font-size-asian="12pt" style:font-size-complex="12pt" style:language-complex="ar" style:country-complex="SA"/>
    </style:style>
    <style:style style:name="P145" style:parent-style-name="Textbody" style:family="paragraph">
      <style:paragraph-properties fo:text-align="justify" fo:text-indent="-0.25in"/>
    </style:style>
    <style:style style:name="T146" style:parent-style-name="Fonteparág.padrão" style:family="text">
      <style:text-properties style:font-name="Times New Roman" fo:font-size="12pt" style:font-size-asian="12pt" style:font-size-complex="12pt"/>
    </style:style>
    <style:style style:name="T147" style:parent-style-name="Fonteparág.padrão" style:family="text">
      <style:text-properties style:font-name="Times New Roman" style:font-name-asian="Times New Roman" style:font-name-complex="Times New Roman" style:use-window-font-color="true" fo:font-size="12pt" style:font-size-asian="12pt" style:font-size-complex="12pt" style:language-complex="ar" style:country-complex="SA"/>
    </style:style>
    <style:style style:name="T148" style:parent-style-name="Fonteparág.padrão" style:family="text">
      <style:text-properties style:font-name="Times New Roman" fo:font-size="12pt" style:font-size-asian="12pt" style:font-size-complex="12pt"/>
    </style:style>
    <style:style style:name="P149" style:parent-style-name="Textbody" style:family="paragraph">
      <style:paragraph-properties fo:text-indent="-0.25in"/>
      <style:text-properties style:font-name="Times New Roman" fo:font-size="12pt" style:font-size-asian="12pt" style:font-size-complex="12pt"/>
    </style:style>
    <style:style style:name="P150" style:parent-style-name="Textbody" style:family="paragraph">
      <style:paragraph-properties fo:margin-left="0.5416in">
        <style:tab-stops/>
      </style:paragraph-properties>
      <style:text-properties style:font-name="Times New Roman" fo:font-size="12pt" style:font-size-asian="12pt" style:font-size-complex="12pt"/>
    </style:style>
    <style:style style:name="P151" style:parent-style-name="Textbody" style:family="paragraph">
      <style:paragraph-properties fo:margin-left="0.5416in">
        <style:tab-stops/>
      </style:paragraph-properties>
      <style:text-properties style:font-name="Times New Roman" fo:font-size="12pt" style:font-size-asian="12pt" style:font-size-complex="12pt"/>
    </style:style>
    <style:style style:name="P152" style:parent-style-name="Standard" style:family="paragraph">
      <style:text-properties fo:font-size="14pt" style:font-size-asian="14pt" style:font-size-complex="14pt"/>
    </style:style>
    <style:style style:name="T153" style:parent-style-name="Fonteparág.padrão" style:family="text">
      <style:text-properties style:font-name="Times New Roman" fo:font-weight="bold" style:font-weight-asian="bold" style:font-weight-complex="bold"/>
    </style:style>
    <style:style style:name="T154" style:parent-style-name="Fonteparág.padrão" style:family="text">
      <style:text-properties style:font-name="Times New Roman"/>
    </style:style>
    <style:style style:name="T155" style:parent-style-name="Fonteparág.padrão" style:family="text">
      <style:text-properties style:font-name="Times New Roman" fo:font-weight="bold" style:font-weight-asian="bold" style:font-weight-complex="bold"/>
    </style:style>
    <style:style style:name="T156" style:parent-style-name="Fonteparág.padrão" style:family="text">
      <style:text-properties style:font-name="Times New Roman"/>
    </style:style>
    <style:style style:name="T157" style:parent-style-name="Fonteparág.padrão" style:family="text">
      <style:text-properties style:font-name="Times New Roman"/>
    </style:style>
    <style:style style:name="T158" style:parent-style-name="Fonteparág.padrão" style:family="text">
      <style:text-properties style:font-name="Times New Roman"/>
    </style:style>
    <style:style style:name="P159" style:parent-style-name="Standard" style:family="paragraph">
      <style:text-properties style:font-name="Times New Roman"/>
    </style:style>
    <style:style style:name="P160" style:parent-style-name="Textbody" style:family="paragraph">
      <style:paragraph-properties fo:text-align="justify" fo:margin-left="0in">
        <style:tab-stops/>
      </style:paragraph-properties>
    </style:style>
    <style:style style:name="T161" style:parent-style-name="Fonteparág.padrão" style:family="text">
      <style:text-properties fo:font-size="12pt" style:font-size-asian="12pt" style:font-size-complex="12pt"/>
    </style:style>
    <style:style style:name="T162" style:parent-style-name="Fonteparág.padrão" style:family="text">
      <style:text-properties fo:font-size="12pt" style:font-size-asian="12pt" style:font-size-complex="12pt"/>
    </style:style>
    <style:style style:name="T163" style:parent-style-name="Fonteparág.padrão" style:family="text">
      <style:text-properties style:font-name="Times New Roman" fo:font-size="12pt" style:font-size-asian="12pt" style:font-size-complex="12pt"/>
    </style:style>
    <style:style style:name="T164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5" style:parent-style-name="Fonteparág.padrão" style:family="text">
      <style:text-properties style:font-name="Times New Roman" fo:font-size="12pt" style:font-size-asian="12pt" style:font-size-complex="12pt"/>
    </style:style>
    <style:style style:name="T166" style:parent-style-name="Fonteparág.padrão" style:family="text">
      <style:text-properties style:font-name="Times New Roman" fo:font-size="12pt" style:font-size-asian="12pt" style:font-size-complex="12pt"/>
    </style:style>
    <style:style style:name="T167" style:parent-style-name="Fonteparág.padrão" style:family="text">
      <style:text-properties style:font-name="Times New Roman" fo:font-size="12pt" style:font-size-asian="12pt" style:font-size-complex="12pt"/>
    </style:style>
    <style:style style:name="P168" style:parent-style-name="Textbody" style:family="paragraph">
      <style:paragraph-properties fo:text-align="justify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169" style:parent-style-name="Textbody" style:family="paragraph">
      <style:paragraph-properties fo:text-align="justify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170" style:parent-style-name="Textbody" style:family="paragraph">
      <style:paragraph-properties fo:text-align="justify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171" style:parent-style-name="Textbody" style:family="paragraph">
      <style:paragraph-properties fo:text-align="justify" fo:margin-left="0in">
        <style:tab-stops/>
      </style:paragraph-properties>
    </style:style>
    <style:style style:name="T172" style:parent-style-name="Fonteparág.padrão" style:family="text">
      <style:text-properties fo:font-size="12pt" style:font-size-asian="12pt" style:font-size-complex="12pt"/>
    </style:style>
    <style:style style:name="T173" style:parent-style-name="Fonteparág.padrão" style:family="text">
      <style:text-properties fo:font-size="12pt" style:font-size-asian="12pt" style:font-size-complex="12pt"/>
    </style:style>
    <style:style style:name="T174" style:parent-style-name="Fonteparág.padrão" style:family="text">
      <style:text-properties style:font-name="Times New Roman" fo:font-size="12pt" style:font-size-asian="12pt" style:font-size-complex="12pt"/>
    </style:style>
    <style:style style:name="T175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76" style:parent-style-name="Fonteparág.padrão" style:family="text">
      <style:text-properties style:font-name="Times New Roman" fo:font-size="12pt" style:font-size-asian="12pt" style:font-size-complex="12pt"/>
    </style:style>
    <style:style style:name="P177" style:parent-style-name="Textbody" style:family="paragraph">
      <style:paragraph-properties fo:text-align="justify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178" style:parent-style-name="Textbody" style:family="paragraph">
      <style:paragraph-properties fo:text-align="justify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179" style:parent-style-name="Fonteparág.padrão" style:family="text">
      <style:text-properties style:font-name="Arial" fo:font-weight="bold" style:font-weight-asian="bold" style:font-weight-complex="bold" fo:font-size="10pt" style:font-size-asian="10pt" style:font-size-complex="10pt"/>
    </style:style>
    <style:style style:name="T180" style:parent-style-name="Fonteparág.padrão" style:family="text">
      <style:text-properties style:font-name="Times New Roman" fo:font-size="10pt" style:font-size-asian="10pt" style:font-size-complex="10pt"/>
    </style:style>
    <style:style style:name="T181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82" style:parent-style-name="Fonteparág.padrão" style:family="text">
      <style:text-properties style:font-name="Times New Roman" fo:font-size="10pt" style:font-size-asian="10pt" style:font-size-complex="10pt"/>
    </style:style>
    <style:style style:name="P183" style:parent-style-name="Standard" style:family="paragraph">
      <style:text-properties fo:font-size="10pt" style:font-size-asian="10pt" style:font-size-complex="10pt"/>
    </style:style>
    <style:style style:name="P184" style:parent-style-name="Textbody" style:family="paragraph">
      <style:paragraph-properties fo:text-align="justify" fo:margin-left="0.6979in">
        <style:tab-stops/>
      </style:paragraph-properties>
      <style:text-properties style:font-name="Times New Roman"/>
    </style:style>
    <style:style style:name="P185" style:parent-style-name="Textbody" style:family="paragraph">
      <style:paragraph-properties fo:text-align="justify" fo:margin-left="0.4916in" fo:text-indent="0.4916in">
        <style:tab-stops/>
      </style:paragraph-properties>
      <style:text-properties style:font-name="Times New Roman"/>
    </style:style>
    <style:style style:name="P186" style:parent-style-name="Standard" style:family="paragraph">
      <style:text-properties style:font-name="Times New Roman" fo:font-size="10pt" style:font-size-asian="10pt" style:font-size-complex="10pt"/>
    </style:style>
    <style:style style:name="P187" style:parent-style-name="Standard" style:family="paragraph">
      <style:paragraph-properties fo:text-indent="0.5in"/>
      <style:text-properties fo:font-weight="bold" style:font-weight-asian="bold" style:font-weight-complex="bold" fo:font-size="10pt" style:font-size-asian="10pt" style:font-size-complex="10pt"/>
    </style:style>
    <style:style style:name="P188" style:parent-style-name="Standard" style:family="paragraph">
      <style:paragraph-properties fo:text-indent="0.5in"/>
      <style:text-properties fo:font-weight="bold" style:font-weight-asian="bold" style:font-weight-complex="bold" fo:font-size="10pt" style:font-size-asian="10pt" style:font-size-complex="10pt"/>
    </style:style>
    <style:style style:name="P189" style:parent-style-name="Standard" style:family="paragraph">
      <style:text-properties style:font-name="Times New Roman" fo:font-size="10pt" style:font-size-asian="10pt" style:font-size-complex="10pt"/>
    </style:style>
    <style:style style:name="T190" style:parent-style-name="Fonteparág.padrão" style:family="text">
      <style:text-properties style:font-name="Times New Roman"/>
    </style:style>
    <style:style style:name="P191" style:parent-style-name="Standard" style:family="paragraph">
      <style:text-properties style:font-name="Times New Roman"/>
    </style:style>
    <style:style style:name="P192" style:parent-style-name="Standard" style:family="paragraph">
      <style:paragraph-properties fo:margin-left="0.5208in">
        <style:tab-stops/>
      </style:paragraph-properties>
      <style:text-properties style:font-name="Times New Roman"/>
    </style:style>
    <style:style style:name="P193" style:parent-style-name="Standard" style:family="paragraph">
      <style:paragraph-properties fo:margin-left="0.5208in">
        <style:tab-stops/>
      </style:paragraph-properties>
      <style:text-properties style:font-name="Times New Roman"/>
    </style:style>
    <style:style style:name="P194" style:parent-style-name="Standard" style:family="paragraph">
      <style:paragraph-properties fo:margin-left="0.5208in">
        <style:tab-stops/>
      </style:paragraph-properties>
      <style:text-properties style:font-name="Times New Roman"/>
    </style:style>
    <style:style style:name="P195" style:parent-style-name="Standard" style:family="paragraph">
      <style:paragraph-properties fo:margin-left="0.5208in">
        <style:tab-stops/>
      </style:paragraph-properties>
      <style:text-properties style:font-name="Times New Roman"/>
    </style:style>
    <style:style style:name="P196" style:parent-style-name="Standard" style:family="paragraph">
      <style:paragraph-properties fo:margin-left="0.5208in">
        <style:tab-stops/>
      </style:paragraph-properties>
      <style:text-properties style:font-name="Times New Roman"/>
    </style:style>
    <style:style style:name="P197" style:parent-style-name="Textbody" style:list-style-name="LFO15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8" style:parent-style-name="Textbody" style:list-style-name="LFO15" style:family="paragraph">
      <style:paragraph-properties fo:text-align="justify"/>
      <style:text-properties style:font-name="Times New Roman" fo:font-size="12pt" style:font-size-asian="12pt" style:font-size-complex="12pt"/>
    </style:style>
    <style:style style:name="P199" style:parent-style-name="Textbody" style:family="paragraph">
      <style:paragraph-properties fo:text-align="justify"/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Memória Virtual<text:line-break/>Caso de uso: Editar Instituição</text:p>
      <text:p text:style-name="P33"/>
      <text:h text:style-name="Título1" text:outline-level="1">Breve Descrição</text:h>
      <text:p text:style-name="P34">Esse caso de uso permite que o Admininistrador/Gerente <text:s/>altere os dados de uma instituição no sistema.</text:p>
      <text:h text:style-name="Título1" text:outline-level="1">Breve Descrição<text:s/>dos Atores</text:h>
      <text:p text:style-name="Standard"><text:span text:style-name="T35"><text:tab/>- Administrador (do Sistema): Altera os dados de qualquer<text:s/></text:span><text:span text:style-name="T36"><text:tab/>instituição.</text:span></text:p>
      <text:p text:style-name="P37"><text:tab/>- Gerente (da Instituição): Altera os dados de sua própria instituição.</text:p>
      <text:h text:style-name="Título1" text:outline-level="1">Pré-condições</text:h>
      <text:p text:style-name="P38">- O usuário está logado no sistema.</text:p>
      <text:h text:style-name="Título1" text:outline-level="1">Fluxo Básico de Eventos</text:h>
      <text:p text:style-name="P39"><text:span text:style-name="T40">1</text:span><text:span text:style-name="T41">. O Administrador/Gerent</text:span><text:span text:style-name="T42">e seleciona a opção “Editar Instituição” e o sistema exibe uma tela com as seguintes opções:</text:span></text:p>
      <text:p text:style-name="P43"><text:span text:style-name="T44"><text:s text:c="2"/>- campo para inserir “Nome da Instituição” para buscar a Instituição que se deseja editar. Esse campo deve ser auto completável, ou seja, de acordo com a informa</text:span><text:span text:style-name="T45">ção que está sendo inserida pelo usuário ele cria e exibe uma lista, (abaixo do campo onde o nome está sendo inserido) com os possíveis nomes que estão sendo pesquisados (respeitando a breve descrição dos atores). A lista apresentada deve estar em ordem al</text:span><text:span text:style-name="T46">fabética. Assim, o usuário tem a opção de terminar de escrever o nome desejado ou o selecionar na lista que foi apresentada;</text:span></text:p>
      <text:p text:style-name="P47">- opção “Editarr” para confirmar nome de Instituição fornecido;</text:p>
      <text:p text:style-name="P48"><text:span text:style-name="T49">-<text:s/></text:span><text:span text:style-name="T50">opção</text:span><text:span text:style-name="T51"><text:s/></text:span><text:span text:style-name="T52">“Cancelar” para sair da opção de edição de dados;</text:span></text:p>
      <text:p text:style-name="P53">2. O<text:s/>Administrador/Gerente digita o nome da Instituição a ser editada ou a escolhe na lista apresentada e seleciona a opção “Editar”;</text:p>
      <text:p text:style-name="P54"><text:span text:style-name="T55">3. O sistema dá continuidade ao processo de edição exibindo uma tela contendo os <text:s/>seguintes campos editáveis, com preenchimento</text:span><text:span text:style-name="T56"><text:s/>não obrigatório, para alteração dos dados:</text:span></text:p>
      <text:p text:style-name="P57">Obs. Os campos abaixo aparecem preenchidos conforme informações atuais registradas no sistema e devem estar liberados para edição;</text:p>
      <text:p text:style-name="P58"><text:tab/>- campo “Nome da Instituição”, <text:s/></text:p>
      <text:p text:style-name="P59">- <text:s/>campo "Município”;</text:p>
      <text:p text:style-name="P60"><text:s/><text:tab/><text:s/><text:tab/>- campo “Localidade”;</text:p>
      <text:p text:style-name="P61"><text:s/><text:tab/><text:tab/>- campo “Estado” no formato: XX;</text:p>
      <text:p text:style-name="P62"><text:tab/><text:tab/>- campo “País”;</text:p>
      <text:p text:style-name="P63"><text:s/><text:tab/><text:tab/>- campo “Endereço Completo” (Logradouro, Número, Complemento);</text:p>
      <text:p text:style-name="P64"><text:s/><text:tab/><text:tab/>- campo “CEP” ;</text:p>
      <text:p text:style-name="P65"><text:span text:style-name="T66"><text:s/></text:span><text:span text:style-name="T67"><text:tab/></text:span><text:span text:style-name="T68"><text:tab/><text:s/>- campo “Caixa Postal” ;<text:s/></text:span><text:span text:style-name="T69">no formato “12345” (cinco números para código do Brasil) ou “123” (três números para có</text:span><text:span text:style-name="T70">digo Internacional)</text:span></text:p>
      <text:p text:style-name="P71"><text:span text:style-name="T72">- campo “</text:span><text:span text:style-name="T73">Telefone(s)/Fax”<text:s/></text:span><text:span text:style-name="T74">no formato:<text:s/></text:span><text:span text:style-name="T75">(DD)12345-1234 ou (DD)1234-1234;</text:span></text:p>
      <text:p text:style-name="P76"><text:s/><text:tab/><text:tab/>- campo “Email”, com verificação de e-mail válido.</text:p>
      <text:p text:style-name="P77"><text:s/><text:tab/><text:tab/>- campo “URL”</text:p>
      <text:p text:style-name="P78"><text:s/><text:tab/><text:tab/>- campo “Identificação do Proprietário”</text:p>
      <text:p text:style-name="P79"><text:s/><text:tab/><text:tab/>- campo “Administrador da Propriedade”</text:p>
      <text:p text:style-name="Textbody"><text:span text:style-name="T80">- campo “</text:span><text:span text:style-name="T81">Coordenadas Geográficas</text:span><text:span text:style-name="T82">”</text:span></text:p>
      <text:p text:style-name="P83">-Latitude<text:tab/>no formato DMS: <text:s/>grausºminutos'segundos''</text:p>
      <text:p text:style-name="P84">-Longitude<text:tab/>no formato DMS: <text:s/>grausºminutos'segundos''</text:p>
      <text:p text:style-name="P85">-Altitude<text:tab/></text:p>
      <text:p text:style-name="P86"><text:span text:style-name="T87"><text:s/></text:span><text:span text:style-name="T88"><text:tab/></text:span><text:span text:style-name="T89"><text:tab/>- campo “Tipo de Propriedade” - <text:s/>Campo em ordem alfabética, auto</text:span><text:span text:style-name="T90">-<text:s/></text:span><text:span text:style-name="T91"><text:tab/><text:s/></text:span><text:span text:style-name="T92"><text:tab/>completável,</text:span><text:span text:style-name="T93"><text:s/>com a lista apresentada a segu</text:span><text:span text:style-name="T94">ir:</text:span></text:p>
      <text:p text:style-name="P95">- Pública</text:p>
      <text:p text:style-name="P96"><text:tab/><text:tab/>- Privada</text:p>
      <text:p text:style-name="P97"><text:tab/><text:tab/>- Mista</text:p>
      <text:p text:style-name="P98"><text:tab/><text:tab/>- Outra</text:p>
      <text:p text:style-name="P99"/>
      <text:p text:style-name="Standard"><text:span text:style-name="T100">- campo<text:s/></text:span><text:span text:style-name="T101">“</text:span><text:span text:style-name="T102">Proteção Existente</text:span><text:span text:style-name="T103">”</text:span><text:span text:style-name="T104">:<text:s/></text:span><text:span text:style-name="T105">Campo em ordem alfabética, auto</text:span><text:span text:style-name="T106">-completável,</text:span><text:span text:style-name="T107"><text:s/>com a lista apresentada a seguir:</text:span></text:p>
      <text:p text:style-name="P108"><text:tab/><text:s/><text:tab/>-Patrimônio Mundial</text:p>
      <text:p text:style-name="P109"><text:tab/><text:tab/>-Federal/ Individual</text:p>
      <text:p text:style-name="P110"><text:tab/><text:tab/>-Federal/ Conjunto</text:p>
      <text:p text:style-name="P111"><text:tab/>-Estadual/ Individual</text:p>
      <text:p text:style-name="P112"><text:tab/><text:tab/>-Estadual/ Conjunto</text:p>
      <text:p text:style-name="P113"><text:tab/><text:tab/>-Municipal/ Individual<text:s/><text:tab/></text:p>
      <text:p text:style-name="P114">-Municipal/ Conjunto</text:p>
      <text:p text:style-name="P115"><text:tab/><text:tab/>-Decreto Juridico</text:p>
      <text:p text:style-name="P116"><text:tab/><text:tab/>-Entorno de Bem Protegido</text:p>
      <text:p text:style-name="P117"><text:tab/><text:tab/>-Nenhuma</text:p>
      <text:p text:style-name="P118"/>
      <text:p text:style-name="P119">-campo “Tipo/ Legislação Incidente”: Campo Editável</text:p>
      <text:p text:style-name="P120"><text:span text:style-name="T121">-campo<text:s/></text:span><text:span text:style-name="T122">“Imagens</text:span><text:span text:style-name="T123">”<text:s/></text:span><text:span text:style-name="T124">:</text:span></text:p>
      <text:p text:style-name="P125"><text:tab/>-campo para buscar arquivos de imagem para upload e botão para<text:s/><text:tab/>busca.</text:p>
      <text:p text:style-name="P126"><text:span text:style-name="T127">-link “Adicionar nova Imagem</text:span><text:span text:style-name="T128">” caso o usuário queira fazer upload de mais de uma imagem.</text:span></text:p>
      <text:p text:style-name="P129">- opção para deletar imagem.</text:p>
      <text:p text:style-name="P130"/>
      <text:p text:style-name="P131"><text:span text:style-name="T132"><text:s/>- campo<text:s/></text:span><text:span text:style-name="T133">“Síntese Histórica</text:span><text:span text:style-name="T134">” Campo Editável</text:span><text:span text:style-name="T135"><text:s/>do tipo CLOB</text:span><text:span text:style-name="T136"><text:s/>para<text:s/></text:span><text:span text:style-name="T137">Incluir dados sobre a formação da Fazenda, principais atividades econômica</text:span><text:span text:style-name="T138">s, dados de compra e venda, dados de formação, da ocupação humana e da situação das terras, anteriores à sua formação.</text:span></text:p>
      <text:p text:style-name="P139"><text:s/><text:tab/><text:tab/></text:p>
      <text:p text:style-name="P140">- campo “Revisão” do tipo “checkbox”. Esse campo deve ser marcado caso seja necessária revisão para liberar a catalogação.</text:p>
      <text:p text:style-name="P141">-botão<text:s/>“Salvar” para salvar as alterações nos dados;</text:p>
      <text:p text:style-name="P142"><text:s/><text:tab/><text:tab/><text:tab/>- botão “Voltar” para voltar à tela de seleção da Instituição a ser editada;</text:p>
      <text:p text:style-name="P143">- botão “Cancelar” para deixar a opção “Editar Instituição” sem alterar nenhum dado;</text:p>
      <text:p text:style-name="P144">4. O <text:s/>Administrador/Gerente seleciona o(s) campos referentes aos dado(s) que deseja alterar e informa os novos dados que deseja;</text:p>
      <text:p text:style-name="P145"><text:span text:style-name="T146">5. Após as alterações desejadas, o<text:s/></text:span><text:span text:style-name="T147">Administrador/Gerente</text:span><text:span text:style-name="T148"><text:s/>seleciona a opção “Salvar” para registrar as mudanças no sistema.</text:span></text:p>
      <text:p text:style-name="P149">6. O sistema valida a operação e exibe a mensagem “Alterações realizadas com sucesso” e redireciona para a página principal do sistema;</text:p>
      <text:p text:style-name="P150">7. O caso de uso é encerrado.</text:p>
      <text:p text:style-name="P151"/>
      <text:h text:style-name="Título1" text:outline-level="1">Fluxos Alternativos</text:h>
      <text:p text:style-name="P152"/>
      <text:h text:style-name="Título2" text:outline-level="2">Fluxo Alternativo 1</text:h>
      <text:p text:style-name="Standard"><text:span text:style-name="T153"><text:tab/><text:s/></text:span><text:span text:style-name="T154">Se no<text:s/></text:span><text:span text:style-name="T155">Fluxo Básico</text:span><text:span text:style-name="T156"><text:s/>a qualquer momento o usuário selecionar a opção “Cancelar”<text:s/></text:span><text:span text:style-name="T157"><text:tab/>O sistema retor</text:span><text:span text:style-name="T158">na à página inicial e o caso de uso termina.</text:span></text:p>
      <text:p text:style-name="P159"/>
      <text:h text:style-name="Título2" text:outline-level="2">Fluxo Alternativo 2</text:h>
      <text:p text:style-name="P160"><text:span text:style-name="T161"><text:s/></text:span><text:span text:style-name="T162"><text:tab/></text:span><text:span text:style-name="T163">Se no passo 2 do<text:s/></text:span><text:span text:style-name="T164">Fluxo Básico<text:s/></text:span><text:span text:style-name="T165">o Administrador/Gerente tentar selecionar<text:s/></text:span><text:span text:style-name="T166"><text:tab/>a opção “Editar” sem ter<text:s/></text:span><text:span text:style-name="T167"><text:tab/>inserido ou selecionado nenhum nome na lista:</text:span></text:p>
      <text:p text:style-name="P168"><text:s/><text:tab/><text:tab/>1. O sistema exibe a mensagem “Insira um<text:s/>Nome ou Parte do nome<text:s/><text:tab/><text:tab/>desejado e então o selecione na lista”;</text:p>
      <text:p text:style-name="P169"><text:s/><text:tab/><text:tab/>2. O sistema retorna ao passo 1 do fluxo básico.</text:p>
      <text:p text:style-name="P170"/>
      <text:h text:style-name="Título2" text:outline-level="2">Fluxo Alternativo 3</text:h>
      <text:p text:style-name="P171"><text:span text:style-name="T172"><text:s/></text:span><text:span text:style-name="T173"><text:tab/></text:span><text:span text:style-name="T174">Se no passo 2 do<text:s/></text:span><text:span text:style-name="T175">Fluxo Básico<text:s/></text:span><text:span text:style-name="T176">o nome inserido não for encontrado, então:</text:span></text:p>
      <text:p text:style-name="P177"><text:s/><text:tab/><text:tab/>1. O sistema exibe a mensagem<text:s/>“Instituição não encontrada”;</text:p>
      <text:p text:style-name="P178"><text:s/><text:tab/><text:tab/>2. O sistema retorna ao passo 1 para o fluxo básico.</text:p>
      <text:h text:style-name="Título2" text:outline-level="2">Fluxo Alternativo 4</text:h>
      <text:p text:style-name="Standard"><text:span text:style-name="T179"><text:tab/></text:span><text:span text:style-name="T180">Se no passo 3 do<text:s/></text:span><text:span text:style-name="T181">Fluxo Básico</text:span><text:span text:style-name="T182"><text:s/>o Administrador clica em "Salvar” deixando algum espaço obrigatório sem preenchimento, então:</text:span></text:p>
      <text:p text:style-name="P183"/>
      <text:p text:style-name="P184"><text:s/>1. <text:s/>O sistema exibe a mensagem:</text:p>
      <text:p text:style-name="P185">a. “O campo &lt;nome do campo&gt; é de preenchimento obrigatório”;</text:p>
      <text:p text:style-name="P186"><text:s/><text:tab/><text:tab/>O caso de uso retorna ao passo 3 do fluxo básico.</text:p>
      <text:p text:style-name="Normal"/>
      <text:p text:style-name="P187">Fluxo Alternativo 5</text:p>
      <text:p text:style-name="P188"/>
      <text:h text:style-name="Título2" text:outline-level="2">Se a qualquer momento o usuário selecionar a opção “Voltar”</text:h>
      <text:h text:style-name="Título2" text:outline-level="2">O sistema retorna à tela de seleção de Instituição<text:s/>sem salvar nenhum dado que possa ter sido alterado naquele momento e limpa o campo de seleção para que uma nova procura possa ser selecionada.</text:h>
      <text:p text:style-name="P189"/>
      <text:h text:style-name="Título1" text:outline-level="1">Pós-Condições</text:h>
      <text:p text:style-name="Standard"><text:tab/><text:span text:style-name="T190">Fluxo Básico: Os dados da Instituição foram alterados.</text:span></text:p>
      <text:p text:style-name="P191"><text:tab/>Fluxo Alternativo 1: Não ocorre alteração<text:s/>na base de dados do sistema.</text:p>
      <text:p text:style-name="P192">Fluxo Alternativo 2: Não ocorre alteração na base de dados do sistema.</text:p>
      <text:p text:style-name="P193">Fluxo Alternativo 3: Não ocorre alteração na base de dados do sistema.</text:p>
      <text:p text:style-name="P194">Fluxo Alternativo 4: Não ocorre alteração na base de dados do sistema.<text:s/></text:p>
      <text:p text:style-name="P195">Fluxo Alternativo 5: Não ocorre alteração na base de dados do sistema.</text:p>
      <text:p text:style-name="P196"/>
      <text:h text:style-name="Título1" text:outline-level="1">Requisitos Especiais</text:h>
      <text:list text:style-name="LFO15" text:continue-numbering="true">
        <text:list-item>
          <text:p text:style-name="P197">A lista gerada no passo 2 deve ser similar a um combo box que é atualizado a cada letra inserida pelo usuário no campo Nome.</text:p>
        </text:list-item>
        <text:list-item>
          <text:p text:style-name="P198">Performance: A resposta do sistema para a busca da<text:s/>Instituição deve ser realizada em até 1 segundo.</text:p>
        </text:list-item>
      </text:list>
      <text:p text:style-name="P1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Verdana, Verdana" svg:font-family="Verdana, Verdana" style:font-family-generic="swiss"/>
    <style:font-face style:name="Mangal" svg:font-family="Mangal" style:font-family-generic="roman" style:font-pitch="variable" svg:panose-1="2 4 5 3 5 2 3 3 2 2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style:text-autospace="ideograph-alpha" fo:margin-top="0.0833in" fo:margin-bottom="0.0416in" style:line-height-at-least="0.1666in"/>
      <style:text-properties style:font-name="Arial" style:font-name-asian="Times New Roman" style:font-name-complex="Times New Roman" fo:font-weight="bold" style:font-weight-asian="bold" style:use-window-font-color="true" style:font-size-complex="10pt" fo:language="en" fo:country="US" style:language-complex="ar" style:country-complex="SA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widows="2" fo:orphans="2" style:text-autospace="ideograph-alpha" fo:margin-top="0.1666in" fo:margin-bottom="0.0416in"/>
      <style:text-properties style:font-name="Times New Roman" style:font-name-asian="Times New Roman" style:font-name-complex="Times New Roman" fo:font-weight="bold" style:font-weight-asian="bold" style:font-weight-complex="bold" style:use-window-font-color="true" fo:font-size="14pt" style:font-size-asian="14pt" style:font-size-complex="14pt" fo:language="en" fo:country="US" style:language-complex="ar" style:country-complex="SA" fo:hyphenate="false"/>
    </style:style>
    <style:style style:name="Título5" style:display-name="Título 5" style:family="paragraph" style:parent-style-name="Standard" style:next-style-name="Standard" style:default-outline-level="5">
      <style:paragraph-properties fo:widows="2" fo:orphans="2" style:text-autospace="ideograph-alpha" fo:margin-top="0.1666in" fo:margin-bottom="0.0416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use-window-font-color="true" fo:font-size="13pt" style:font-size-asian="13pt" style:font-size-complex="13pt" fo:language="en" fo:country="US" style:language-complex="ar" style:country-complex="SA" fo:hyphenate="false"/>
    </style:style>
    <style:style style:name="Título6" style:display-name="Título 6" style:family="paragraph" style:parent-style-name="Standard" style:next-style-name="Standard" style:default-outline-level="6">
      <style:paragraph-properties fo:widows="2" fo:orphans="2" style:text-autospace="ideograph-alpha" fo:margin-top="0.1666in" fo:margin-bottom="0.0416in"/>
      <style:text-properties style:font-name="Times New Roman" style:font-name-asian="Times New Roman" style:font-name-complex="Times New Roman" fo:font-weight="bold" style:font-weight-asian="bold" style:font-weight-complex="bold" style:use-window-font-color="true" fo:font-size="11pt" style:font-size-asian="11pt" style:font-size-complex="11pt" fo:language="en" fo:country="US" style:language-complex="ar" style:country-complex="SA" fo:hyphenate="false"/>
    </style:style>
    <style:style style:name="Título7" style:display-name="Título 7" style:family="paragraph" style:parent-style-name="Standard" style:next-style-name="Standard" style:default-outline-level="7">
      <style:paragraph-properties fo:widows="2" fo:orphans="2" style:text-autospace="ideograph-alpha" fo:margin-top="0.1666in" fo:margin-bottom="0.0416in"/>
      <style:text-properties style:font-name="Times New Roman" style:font-name-asian="Times New Roman" style:font-name-complex="Times New Roman" style:use-window-font-color="true" fo:language="en" fo:country="US" style:language-complex="ar" style:country-complex="SA" fo:hyphenate="false"/>
    </style:style>
    <style:style style:name="Título8" style:display-name="Título 8" style:family="paragraph" style:parent-style-name="Standard" style:next-style-name="Standard" style:default-outline-level="8">
      <style:paragraph-properties fo:widows="2" fo:orphans="2" style:text-autospace="ideograph-alpha" fo:margin-top="0.1666in" fo:margin-bottom="0.0416in"/>
      <style:text-properties style:font-name="Times New Roman" style:font-name-asian="Times New Roman" style:font-name-complex="Times New Roman" fo:font-style="italic" style:font-style-asian="italic" style:font-style-complex="italic" style:use-window-font-color="true" fo:language="en" fo:country="US" style:language-complex="ar" style:country-complex="SA" fo:hyphenate="false"/>
    </style:style>
    <style:style style:name="Título9" style:display-name="Título 9" style:family="paragraph" style:parent-style-name="Standard" style:next-style-name="Standard" style:default-outline-level="9">
      <style:paragraph-properties fo:widows="2" fo:orphans="2" style:text-autospace="ideograph-alpha" fo:margin-top="0.1666in" fo:margin-bottom="0.0416in"/>
      <style:text-properties style:font-name="Arial" style:font-name-asian="Times New Roman" style:font-name-complex="Arial" style:use-window-font-color="true" fo:font-size="11pt" style:font-size-asian="11pt" style:font-size-complex="11pt" fo:language="en" fo:country="US" style:language-complex="ar" style:country-complex="SA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style:text-autospace="none"/>
      <style:text-properties style:font-name="Verdana, Verdana" style:font-name-asian="Verdana, Verdana" style:font-name-complex="Verdana, Verdana" fo:color="#000000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Textbody" style:display-name="Text body" style:family="paragraph" style:parent-style-name="Standard">
      <style:paragraph-properties fo:keep-together="always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ing1Char" style:display-name="Heading 1 Char" style:family="text" style:parent-style-name="Fonteparág.padrão">
      <style:text-properties style:font-name="Arial" style:font-name-asian="Times New Roman" style:font-name-complex="Times New Roman" fo:font-weight="bold" style:font-weight-asian="bold" style:font-size-complex="10pt" fo:language="en" fo:country="US" style:language-complex="ar" style:country-complex="SA"/>
    </style:style>
    <style:style style:name="Heading2Char" style:display-name="Heading 2 Char" style:family="text" style:parent-style-name="Fonteparág.padrão">
      <style:text-properties style:font-name="Arial" style:font-name-asian="Times New Roman" style:font-name-complex="Times New Roman" fo:font-weight="bold" style:font-weight-asian="bold" fo:font-size="10pt" style:font-size-asian="10pt" style:font-size-complex="10pt" fo:language="en" fo:country="US" style:language-complex="ar" style:country-complex="SA"/>
    </style:style>
    <style:style style:name="Heading3Char" style:display-name="Heading 3 Char" style:family="text" style:parent-style-name="Fonteparág.padrão">
      <style:text-properties style:font-name="Arial" style:font-name-asian="Times New Roman" style:font-name-complex="Times New Roman" style:font-style-complex="italic" fo:font-size="10pt" style:font-size-asian="10pt" style:font-size-complex="10pt" fo:language="en" fo:country="US" style:language-complex="ar" style:country-complex="SA"/>
    </style:style>
    <style:style style:name="Heading4Char" style:display-name="Heading 4 Char" style:family="text" style:parent-style-name="Fonteparág.padrão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complex="ar" style:country-complex="SA"/>
    </style:style>
    <style:style style:name="Heading5Char" style:display-name="Heading 5 Char" style:family="text" style:parent-style-name="Fonteparág.padrão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fo:language="en" fo:country="US" style:language-complex="ar" style:country-complex="SA"/>
    </style:style>
    <style:style style:name="Heading6Char" style:display-name="Heading 6 Char" style:family="text" style:parent-style-name="Fonteparág.padrão">
      <style:text-properties style:font-name-asian="Times New Roman" style:font-name-complex="Times New Roman" fo:font-weight="bold" style:font-weight-asian="bold" style:font-weight-complex="bold" fo:font-size="11pt" style:font-size-asian="11pt" style:font-size-complex="11pt" fo:language="en" fo:country="US" style:language-complex="ar" style:country-complex="SA"/>
    </style:style>
    <style:style style:name="Heading7Char" style:display-name="Heading 7 Char" style:family="text" style:parent-style-name="Fonteparág.padrão">
      <style:text-properties style:font-name-asian="Times New Roman" style:font-name-complex="Times New Roman" fo:language="en" fo:country="US" style:language-complex="ar" style:country-complex="SA"/>
    </style:style>
    <style:style style:name="Heading8Char" style:display-name="Heading 8 Char" style:family="text" style:parent-style-name="Fonteparág.padrão">
      <style:text-properties style:font-name-asian="Times New Roman" style:font-name-complex="Times New Roman" fo:font-style="italic" style:font-style-asian="italic" style:font-style-complex="italic" fo:language="en" fo:country="US" style:language-complex="ar" style:country-complex="SA"/>
    </style:style>
    <style:style style:name="Heading9Char" style:display-name="Heading 9 Char" style:family="text" style:parent-style-name="Fonteparág.padrão">
      <style:text-properties style:font-name="Arial" style:font-name-asian="Times New Roman" style:font-name-complex="Arial" fo:font-size="11pt" style:font-size-asian="11pt" style:font-size-complex="11pt" fo:language="en" fo:country="US" style:language-complex="ar" style:country-complex="SA"/>
    </style:style>
    <style:style style:name="HeaderChar" style:display-name="Header Char" style:family="text" style:parent-style-name="Fonteparág.padrão">
      <style:text-properties style:font-name-complex="Mangal" style:font-size-complex="10.5pt"/>
    </style:style>
    <style:style style:name="FooterChar" style:display-name="Footer Char" style:family="text" style:parent-style-name="Fonteparág.padrão">
      <style:text-properties style:font-name-complex="Mangal" style:font-size-complex="10.5pt"/>
    </style: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6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5">
      <text:list-level-style-bullet text:level="1" text:style-name="WW_CharLFO1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152in" style:use-optimal-column-width="false"/>
    </style:style>
    <style:style style:name="TableColumn4" style:family="table-column">
      <style:table-column-properties style:column-width="3.8819in" style:use-optimal-column-width="false"/>
    </style:style>
    <style:style style:name="TableColumn5" style:family="table-column">
      <style:table-column-properties style:column-width="1.4861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" style:parent-style-name="Fonteparág.padrão" style:family="text">
      <style:text-properties fo:color="#4C4C4C" fo:font-size="10pt" style:font-size-asian="10pt" style:font-size-complex="10pt" style:language-asian="pt" style:country-asian="BR" style:language-complex="ar" style:country-complex="SA"/>
    </style:style>
    <style:style style:name="P9" style:parent-style-name="TableContents" style:family="paragraph">
      <style:text-properties fo:color="#4C4C4C" fo:font-size="10pt" style:font-size-asian="10pt" style:font-size-complex="10pt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" style:parent-style-name="TableContents" style:family="paragraph">
      <style:paragraph-properties fo:text-align="center"/>
      <style:text-properties fo:color="#4C4C4C" fo:font-size="10pt" style:font-size-asian="10pt" style:font-size-complex="10pt"/>
    </style:style>
    <style:style style:name="P12" style:parent-style-name="TableContents" style:family="paragraph">
      <style:paragraph-properties fo:text-align="center"/>
      <style:text-properties fo:color="#4C4C4C" fo:font-size="10pt" style:font-size-asian="10pt" style:font-size-complex="10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TableContents" style:family="paragraph">
      <style:text-properties fo:color="#4C4C4C" fo:font-size="10pt" style:font-size-asian="10pt" style:font-size-complex="10pt"/>
    </style:style>
    <style:style style:name="TableRow15" style:family="table-row">
      <style:table-row-properties style:min-row-height="0.1486in"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TableContents" style:family="paragraph">
      <style:text-properties fo:color="#4C4C4C" fo:font-size="10pt" style:font-size-asian="10pt" style:font-size-complex="10pt"/>
    </style:style>
    <style:style style:name="TableColumn19" style:family="table-column">
      <style:table-column-properties style:column-width="2.1958in" style:use-optimal-column-width="false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1.6833in" style:use-optimal-column-width="false"/>
    </style:style>
    <style:style style:name="Table18" style:family="table">
      <style:table-properties style:width="6.075in" fo:margin-left="-0.075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 fo:margin-right="0.25in"/>
      <style:text-properties fo:font-size="10pt" style:font-size-asian="10pt" style:font-size-complex="10pt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Textbody" style:family="paragraph">
      <style:paragraph-properties fo:margin-left="0in">
        <style:tab-stops/>
      </style:paragraph-properties>
    </style:style>
    <style:style style:name="T27" style:parent-style-name="Fonteparág.padrão" style:family="text">
      <style:text-properties style:font-name="Times New Roman" style:font-name-asian="Times New Roman" style:font-name-complex="Times New Roman" style:use-window-font-color="true" fo:language="en" fo:country="US" style:language-complex="ar" style:country-complex="SA"/>
    </style:style>
    <number:date-style style:name="N28" number:language="pt" number:country="BR">
      <number:year number:style="long" number:calendar="gregorian"/>
    </number:date-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 fo:text-align="end"/>
    </style:style>
    <style:style style:name="T31" style:parent-style-name="Fonteparág.padrão" style:family="text">
      <style:text-properties fo:font-size="10pt" style:font-size-asian="10pt" style:font-size-complex="10pt"/>
    </style:style>
    <style:style style:name="T32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TableContents"><text:span text:style-name="T8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9"/>
            </table:table-cell>
            <table:table-cell table:style-name="TableCell10" table:number-rows-spanned="2">
              <text:p text:style-name="P11"/>
              <text:p text:style-name="P12">Documento de Especificação de Casos de uso – CDU 19</text:p>
            </table:table-cell>
            <table:table-cell table:style-name="TableCell13">
              <text:p text:style-name="P14">Versão do Documento: 2.0</text:p>
            </table:table-cell>
          </table:table-row>
          <table:table-row table:style-name="TableRow15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6">
              <text:p text:style-name="P17">Data: 02/05/12</text:p>
            </table:table-cell>
          </table:table-row>
        </table:table>
        <text:p text:style-name="Cabeçalho"/>
      </style:header>
      <style:foot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Confidencial</text:p>
            </table:table-cell>
            <table:table-cell table:style-name="TableCell25">
              <text:p text:style-name="P26"><text:span text:style-name="T27">ICMC-USP</text:span>,<text:s/><text:date style:data-style-name="N28">2014</text:date></text:p>
            </table:table-cell>
            <table:table-cell table:style-name="TableCell29">
              <text:p text:style-name="P30"><text:span text:style-name="T31">Página<text:s/></text:span><text:span text:style-name="T32"><text:page-number text:fixed="false">3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4-10T14:22:00Z</meta:creation-date>
    <dc:date>2014-11-23T21:30:00Z</dc:date>
    <meta:template xlink:href="Normal" xlink:type="simple"/>
    <meta:editing-cycles>77</meta:editing-cycles>
    <meta:editing-duration>PT25020S</meta:editing-duration>
    <meta:document-statistic meta:page-count="1" meta:paragraph-count="12" meta:word-count="954" meta:character-count="6099" meta:row-count="42" meta:non-whitespace-character-count="5157"/>
  </office:meta>
</office:document-meta>
</file>